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27622" draw:marker-start-width="0.279cm" draw:marker-end-width="0.279cm" draw:fill-color="#00a933" draw:textarea-horizontal-align="justify" draw:textarea-vertical-align="middle" draw:auto-grow-height="false" fo:min-height="0.932cm" fo:min-width="0.682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675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3838" draw:textarea-horizontal-align="justify" draw:textarea-vertical-align="middle" draw:auto-grow-height="false" fo:min-height="0.932cm" fo:min-width="0.68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3838" draw:textarea-horizontal-align="justify" draw:textarea-vertical-align="middle" draw:auto-grow-height="false" fo:min-height="0.88cm" fo:min-width="0.63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0000" draw:marker-start-width="0.279cm" draw:marker-end-width="0.279cm" draw:fill-color="#000000" draw:textarea-horizontal-align="justify" draw:textarea-vertical-align="middle" draw:auto-grow-height="false" fo:min-height="0.932cm" fo:min-width="0.682cm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0.933cm" fo:min-width="2.095cm" fo:wrap-option="wrap"/>
      <style:paragraph-properties style:writing-mode="lr-tb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0.822cm" fo:min-width="3.61cm" fo:wrap-option="wrap"/>
      <style:paragraph-properties style:writing-mode="lr-tb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1.805cm" fo:min-width="3.662cm" fo:wrap-option="wrap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936cm" fo:min-width="2.712cm" fo:wrap-option="wrap"/>
      <style:paragraph-properties style:writing-mode="lr-tb"/>
    </style:style>
    <style:style style:name="gr13" style:family="graphic" style:parent-style-name="standard">
      <style:graphic-properties svg:stroke-width="0.053cm" svg:stroke-color="#127622" draw:marker-start-width="0.279cm" draw:marker-end-width="0.279cm" draw:fill-color="#00a933" draw:textarea-horizontal-align="justify" draw:textarea-vertical-align="middle" draw:auto-grow-height="false" fo:min-height="0.88cm" fo:min-width="0.63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0.931cm" fo:min-width="0.681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svg:stroke-width="0.053cm" svg:stroke-color="#ff4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0.571cm" fo:min-width="0.321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draw:stroke="dash" draw:stroke-dash="Dot" svg:stroke-width="0.053cm" svg:stroke-color="#00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0" style:family="graphic" style:parent-style-name="Default_20_Drawing_20_Style_5f_1_5f_1">
      <style:graphic-properties draw:stroke="none" draw:fill-color="#00a933" draw:opacity="29%" draw:textarea-horizontal-align="justify" draw:textarea-vertical-align="middle" draw:auto-grow-height="false" fo:min-height="3.74cm" fo:min-width="14.986cm"/>
    </style:style>
    <style:style style:name="gr21" style:family="graphic" style:parent-style-name="Default_20_Drawing_20_Style_5f_1_5f_1">
      <style:graphic-properties draw:stroke="none" draw:fill-color="#00a933" draw:opacity="29%" draw:textarea-horizontal-align="justify" draw:textarea-vertical-align="middle" draw:auto-grow-height="false" fo:min-height="5.966cm" fo:min-width="14.995cm"/>
    </style:style>
    <style:style style:name="gr22" style:family="graphic" style:parent-style-name="Default_20_Drawing_20_Style_5f_1_5f_1">
      <style:graphic-properties draw:stroke="none" draw:fill-color="#00a933" draw:opacity="29%" draw:textarea-horizontal-align="justify" draw:textarea-vertical-align="middle" draw:auto-grow-height="false" fo:min-height="13.296cm" fo:min-width="14.902cm"/>
    </style:style>
    <style:style style:name="gr23" style:family="graphic" style:parent-style-name="Default_20_Drawing_20_Style_5f_1_5f_1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4cm" fo:min-width="2.545cm" fo:padding-top="0.151cm" fo:padding-bottom="0.151cm" fo:padding-left="0.276cm" fo:padding-right="0.276cm"/>
      <style:paragraph-properties style:writing-mode="lr-tb"/>
    </style:style>
    <style:style style:name="gr24" style:family="graphic" style:parent-style-name="Default_20_Drawing_20_Style_5f_1_5f_1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5cm" fo:min-width="2.545cm" fo:padding-top="0.151cm" fo:padding-bottom="0.151cm" fo:padding-left="0.276cm" fo:padding-right="0.276cm"/>
      <style:paragraph-properties style:writing-mode="lr-tb"/>
    </style:style>
    <style:style style:name="gr25" style:family="graphic" style:parent-style-name="Default_20_Drawing_20_Style_5f_1_5f_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4cm" fo:min-width="2.545cm" fo:padding-top="0.151cm" fo:padding-bottom="0.151cm" fo:padding-left="0.276cm" fo:padding-right="0.276cm"/>
      <style:paragraph-properties style:writing-mode="lr-tb"/>
    </style:style>
    <style:style style:name="gr26" style:family="graphic" style:parent-style-name="Default_20_Drawing_20_Style_5f_1_5f_1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5cm" fo:min-width="2.545cm" fo:padding-top="0.151cm" fo:padding-bottom="0.151cm" fo:padding-left="0.276cm" fo:padding-right="0.276cm"/>
      <style:paragraph-properties style:writing-mode="lr-tb"/>
    </style:style>
    <style:style style:name="gr27" style:family="graphic" style:parent-style-name="Default_20_Drawing_20_Style_5f_1_5f_1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5cm" fo:min-width="2.545cm" fo:padding-top="0.151cm" fo:padding-bottom="0.151cm" fo:padding-left="0.276cm" fo:padding-right="0.276cm"/>
      <style:paragraph-properties style:writing-mode="lr-tb"/>
    </style:style>
    <style:style style:name="gr28" style:family="graphic" style:parent-style-name="Default_20_Drawing_20_Style_5f_1_5f_1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5cm" fo:min-width="2.545cm" fo:padding-top="0.151cm" fo:padding-bottom="0.151cm" fo:padding-left="0.276cm" fo:padding-right="0.276cm"/>
      <style:paragraph-properties style:writing-mode="lr-tb"/>
    </style:style>
    <style:style style:name="gr29" style:family="graphic" style:parent-style-name="objectwithoutfill">
      <style:graphic-properties draw:marker-end="Arrowheads_20_2" draw:marker-end-width="0.3cm" draw:fill="none" draw:textarea-vertical-align="middle"/>
    </style:style>
    <style:style style:name="gr30" style:family="graphic" style:parent-style-name="objectwithoutfill">
      <style:graphic-properties draw:marker-end="Arrowheads_20_3" draw:marker-end-width="0.3cm" draw:fill="none" draw:textarea-vertical-align="middle"/>
    </style:style>
    <style:style style:name="gr31" style:family="graphic" style:parent-style-name="objectwithoutfill">
      <style:graphic-properties draw:marker-end="Arrowheads_20_4" draw:marker-end-width="0.3cm" draw:fill="none" draw:textarea-vertical-align="middle"/>
    </style:style>
    <style:style style:name="gr32" style:family="graphic" style:parent-style-name="objectwithoutfill">
      <style:graphic-properties draw:marker-end="Arrowheads_20_5" draw:marker-end-width="0.3cm" draw:fill="none" draw:textarea-vertical-align="middle"/>
    </style:style>
    <style:style style:name="gr33" style:family="graphic" style:parent-style-name="objectwithoutfill">
      <style:graphic-properties draw:marker-end="Arrowheads_20_6" draw:marker-end-width="0.3cm" draw:fill="none" draw:textarea-vertical-align="middle"/>
    </style:style>
    <style:style style:name="gr34" style:family="graphic" style:parent-style-name="objectwithoutfill">
      <style:graphic-properties draw:marker-end="Arrowheads_20_7" draw:marker-end-width="0.3cm" draw:fill="none" draw:textarea-vertical-align="middle"/>
    </style:style>
    <style:style style:name="gr35" style:family="graphic" style:parent-style-name="Default_20_Drawing_20_Style_5f_1_5f_1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4cm" fo:min-width="2.545cm" fo:padding-top="0.151cm" fo:padding-bottom="0.151cm" fo:padding-left="0.276cm" fo:padding-right="0.276cm"/>
      <style:paragraph-properties style:writing-mode="lr-tb"/>
    </style:style>
    <style:style style:name="gr36" style:family="graphic" style:parent-style-name="Default_20_Drawing_20_Style_5f_1_5f_1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4cm" fo:min-width="2.545cm" fo:padding-top="0.151cm" fo:padding-bottom="0.151cm" fo:padding-left="0.276cm" fo:padding-right="0.276cm"/>
      <style:paragraph-properties style:writing-mode="lr-tb"/>
    </style:style>
    <style:style style:name="gr37" style:family="graphic" style:parent-style-name="Default_20_Drawing_20_Style_5f_1_5f_1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4cm" fo:min-width="2.545cm" fo:padding-top="0.151cm" fo:padding-bottom="0.151cm" fo:padding-left="0.276cm" fo:padding-right="0.276cm"/>
      <style:paragraph-properties style:writing-mode="lr-tb"/>
    </style:style>
    <style:style style:name="gr38" style:family="graphic" style:parent-style-name="Default_20_Drawing_20_Style_5f_1" style:list-style-name="L1">
      <style:graphic-properties draw:stroke="none" svg:stroke-color="#000000" draw:fill="none" draw:fill-color="#ffffff" fo:min-height="0.513cm"/>
      <style:paragraph-properties style:writing-mode="lr-tb"/>
    </style:style>
    <style:style style:name="gr39" style:family="graphic" style:parent-style-name="Default_20_Drawing_20_Style_5f_1_5f_1">
      <style:graphic-properties svg:stroke-width="0.053cm" svg:stroke-color="#127622" draw:marker-start-width="0.279cm" draw:marker-end-width="0.279cm" draw:fill-color="#00a933" draw:textarea-horizontal-align="justify" draw:textarea-vertical-align="middle" draw:auto-grow-height="false" fo:min-height="0.795cm" fo:min-width="0.544cm" fo:padding-top="0.151cm" fo:padding-bottom="0.151cm" fo:padding-left="0.276cm" fo:padding-right="0.276cm"/>
    </style:style>
    <style:style style:name="gr40" style:family="graphic" style:parent-style-name="Default_20_Drawing_20_Style_5f_1_5f_1">
      <style:graphic-properties draw:stroke="none" svg:stroke-color="#000000" draw:fill="none" draw:fill-color="#ffffff" fo:min-height="0.628cm"/>
      <style:paragraph-properties style:writing-mode="lr-tb"/>
    </style:style>
    <style:style style:name="gr41" style:family="graphic" style:parent-style-name="Default_20_Drawing_20_Style_5f_1">
      <style:graphic-properties draw:stroke="dash" draw:stroke-dash="Dash" svg:stroke-width="0.053cm" draw:marker-start-width="0.279cm" draw:marker-end-width="0.279cm" svg:stroke-linecap="butt" draw:fill="none" draw:textarea-horizontal-align="justify" draw:textarea-vertical-align="middle" draw:auto-grow-height="false" fo:min-height="4.059cm" fo:min-width="11.138cm" fo:padding-top="0.151cm" fo:padding-bottom="0.151cm" fo:padding-left="0.276cm" fo:padding-right="0.276cm"/>
    </style:style>
    <style:style style:name="gr42" style:family="graphic" style:parent-style-name="Default_20_Drawing_20_Style_5f_1">
      <style:graphic-properties draw:stroke="none" svg:stroke-color="#000000" draw:fill="none" draw:fill-color="#ffffff" fo:min-height="0.513cm"/>
      <style:paragraph-properties style:writing-mode="lr-tb"/>
    </style:style>
    <style:style style:name="gr43" style:family="graphic" style:parent-style-name="Default_20_Drawing_20_Style_5f_1_5f_1">
      <style:graphic-properties svg:stroke-width="0.053cm" svg:stroke-color="#127622" draw:marker-start-width="0.279cm" draw:marker-end-width="0.279cm" draw:fill-color="#00a933" draw:textarea-horizontal-align="justify" draw:textarea-vertical-align="middle" draw:auto-grow-height="false" fo:min-height="0.795cm" fo:min-width="0.545cm" fo:padding-top="0.151cm" fo:padding-bottom="0.151cm" fo:padding-left="0.276cm" fo:padding-right="0.276cm"/>
    </style:style>
    <style:style style:name="gr44" style:family="graphic" style:parent-style-name="Default_20_Drawing_20_Style_5f_1">
      <style:graphic-properties draw:stroke="none" svg:stroke-color="#000000" draw:fill="none" draw:fill-color="#ffffff" fo:min-height="0.53cm"/>
      <style:paragraph-properties style:writing-mode="lr-tb"/>
    </style:style>
    <style:style style:name="gr45" style:family="graphic" style:parent-style-name="Default_20_Drawing_20_Style_5f_1" style:list-style-name="L1">
      <style:graphic-properties draw:stroke="none" svg:stroke-color="#000000" draw:fill="none" draw:fill-color="#ffffff" fo:min-height="0.513cm"/>
      <style:paragraph-properties style:writing-mode="lr-tb"/>
    </style:style>
    <style:style style:name="gr46" style:family="graphic" style:parent-style-name="Default_20_Drawing_20_Style_5f_1_5f_1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4" style:family="paragraph">
      <loext:graphic-properties draw:fill-color="#ff3838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tyle="italic"/>
    </style:style>
    <style:style style:name="P9" style:family="paragraph">
      <style:paragraph-properties fo:text-align="center" style:writing-mode="lr-tb"/>
      <style:text-properties fo:font-size="9pt" style:font-size-asian="9pt" style:font-size-complex="9pt"/>
    </style:style>
    <style:style style:name="P10" style:family="paragraph">
      <loext:graphic-properties draw:fill-color="#eeeeee"/>
      <style:paragraph-properties fo:text-align="center" style:writing-mode="lr-tb"/>
      <style:text-properties fo:font-size="9pt" style:font-size-asian="9pt" style:font-size-complex="9pt"/>
    </style:style>
    <style:style style:name="P11" style:family="paragraph">
      <style:paragraph-properties fo:text-align="center" style:writing-mode="lr-tb"/>
      <style:text-properties fo:font-size="13pt" style:font-size-asian="13pt" style:font-size-complex="13pt"/>
    </style:style>
    <style:style style:name="P12" style:family="paragraph">
      <loext:graphic-properties draw:fill-color="#dddddd"/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loext:graphic-properties draw:fill="none"/>
      <style:paragraph-properties fo:text-align="center"/>
      <style:text-properties fo:font-size="13pt"/>
    </style:style>
    <style:style style:name="P14" style:family="paragraph">
      <style:paragraph-properties fo:text-align="center" style:writing-mode="lr-tb"/>
      <style:text-properties fo:font-size="13pt" style:font-size-asian="12pt" style:font-size-complex="12pt"/>
    </style:style>
    <style:style style:name="P15" style:family="paragraph">
      <loext:graphic-properties draw:fill-color="#dddddd"/>
      <style:paragraph-properties fo:text-align="center" style:writing-mode="lr-tb"/>
      <style:text-properties fo:font-size="13pt" style:font-size-asian="12pt" style:font-size-complex="12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-color="#00a933" draw:opacity="29%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1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20" style:family="paragraph">
      <style:paragraph-properties fo:text-align="center" style:writing-mode="lr-tb"/>
      <style:text-properties fo:font-size="13pt" fo:font-style="italic" style:font-size-asian="13pt" style:font-style-asian="italic" style:font-size-complex="13pt" style:font-style-complex="italic"/>
    </style:style>
    <style:style style:name="P21" style:family="paragraph">
      <loext:graphic-properties draw:fill-color="#eeeeee"/>
      <style:paragraph-properties fo:text-align="center" style:writing-mode="lr-tb"/>
      <style:text-properties fo:font-size="13pt" fo:font-style="italic" style:font-size-asian="13pt" style:font-style-asian="italic" style:font-size-complex="13pt" style:font-style-complex="italic"/>
    </style:style>
    <style:style style:name="P22" style:family="paragraph">
      <style:paragraph-properties fo:text-align="center" style:writing-mode="lr-tb"/>
      <style:text-properties fo:font-size="13pt"/>
    </style:style>
    <style:style style:name="P23" style:family="paragraph">
      <loext:graphic-properties draw:fill-color="#eeeeee"/>
      <style:paragraph-properties fo:text-align="center" style:writing-mode="lr-tb"/>
      <style:text-properties fo:font-size="13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25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3pt" fo:font-style="italic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3pt" fo:font-style="italic"/>
    </style:style>
    <style:style style:name="P31" style:family="paragraph">
      <loext:graphic-properties draw:fill="none" draw:fill-color="#ffffff"/>
      <style:paragraph-properties style:writing-mode="lr-tb"/>
      <style:text-properties style:font-name="DejaVu Sans Mono1" fo:font-size="13pt" style:font-size-asian="13pt" style:font-size-complex="13pt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fo:font-size="13pt"/>
    </style:style>
    <style:style style:name="T11" style:family="text">
      <style:text-properties fo:font-size="13pt" fo:font-style="italic"/>
    </style:style>
    <style:style style:name="T12" style:family="text">
      <style:text-properties style:font-name="DejaVu Sans Mono1" fo:font-size="13pt" style:font-size-asian="13pt" style:font-size-complex="13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7cm" svg:height="1.67cm" svg:x="7.003cm" svg:y="3.44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6.593cm" svg:y="5.37cm">
          <draw:text-box>
            <text:p text:style-name="P2"><text:span text:style-name="T1">A</text:span><text:span text:style-name="T2">lice</text:span></text:p>
          </draw:text-box>
        </draw:frame>
        <draw:custom-shape draw:style-name="gr1" draw:text-style-name="P1" draw:layer="layout" svg:width="1.67cm" svg:height="1.67cm" svg:x="9.304cm" svg:y="3.44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8.894cm" svg:y="5.37cm">
          <draw:text-box>
            <text:p text:style-name="P2"><text:span text:style-name="T1">B</text:span><text:span text:style-name="T2">ob</text:span></text:p>
          </draw:text-box>
        </draw:frame>
        <draw:custom-shape draw:style-name="gr1" draw:text-style-name="P1" draw:layer="layout" svg:width="1.67cm" svg:height="1.67cm" svg:x="11.626cm" svg:y="3.42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11.216cm" svg:y="5.355cm">
          <draw:text-box>
            <text:p text:style-name="P2"><text:span text:style-name="T1">C</text:span><text:span text:style-name="T2">arol</text:span></text:p>
          </draw:text-box>
        </draw:frame>
        <draw:custom-shape draw:style-name="gr1" draw:text-style-name="P1" draw:layer="layout" svg:width="1.67cm" svg:height="1.67cm" svg:x="7.019cm" svg:y="6.8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6.609cm" svg:y="8.923cm">
          <draw:text-box>
            <text:p text:style-name="P2"><text:span text:style-name="T1">D</text:span><text:span text:style-name="T2">avid</text:span></text:p>
          </draw:text-box>
        </draw:frame>
        <draw:frame draw:style-name="gr2" draw:text-style-name="P3" draw:layer="layout" svg:width="2.491cm" svg:height="0.925cm" svg:x="9.097cm" svg:y="8.923cm">
          <draw:text-box>
            <text:p text:style-name="P2"><text:span text:style-name="T1">E</text:span><text:span text:style-name="T2">rin</text:span></text:p>
          </draw:text-box>
        </draw:frame>
        <draw:frame draw:style-name="gr2" draw:text-style-name="P3" draw:layer="layout" svg:width="2.491cm" svg:height="0.925cm" svg:x="11.498cm" svg:y="8.923cm">
          <draw:text-box>
            <text:p text:style-name="P2"><text:span text:style-name="T1">F</text:span><text:span text:style-name="T2">rank</text:span></text:p>
          </draw:text-box>
        </draw:frame>
        <draw:custom-shape draw:style-name="gr3" draw:text-style-name="P4" draw:layer="layout" svg:width="1.67cm" svg:height="1.67cm" svg:x="9.61cm" svg:y="12.146cm">
          <text:p/>
          <draw:enhanced-geometry svg:viewBox="0 0 21600 21600" draw:glue-points="10800 0 3163 3163 0 10800 3163 18437 10800 21600 18437 18437 21600 10800 18437 3163" draw:text-areas="3163 3163 18437 18437" draw:type="smiley" draw:modifiers="15834.829443447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9.2cm" svg:y="14.072cm">
          <draw:text-box>
            <text:p text:style-name="P2"><text:span text:style-name="T1">N</text:span><text:span text:style-name="T2">iaj</text:span></text:p>
          </draw:text-box>
        </draw:frame>
        <draw:custom-shape draw:style-name="gr4" draw:text-style-name="P4" draw:layer="layout" svg:width="1.67cm" svg:height="1.67cm" svg:x="7.111cm" svg:y="12.1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5834.829443447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6.701cm" svg:y="14.072cm">
          <draw:text-box>
            <text:p text:style-name="P2"><text:span text:style-name="T1">M</text:span><text:span text:style-name="T2">allory</text:span></text:p>
          </draw:text-box>
        </draw:frame>
        <draw:custom-shape draw:style-name="gr3" draw:text-style-name="P4" draw:layer="layout" svg:width="1.67cm" svg:height="1.67cm" svg:x="12.112cm" svg:y="12.146cm">
          <text:p/>
          <draw:enhanced-geometry svg:viewBox="0 0 21600 21600" draw:glue-points="10800 0 3163 3163 0 10800 3163 18437 10800 21600 18437 18437 21600 10800 18437 3163" draw:text-areas="3163 3163 18437 18437" draw:type="smiley" draw:modifiers="15834.829443447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11.702cm" svg:y="14.072cm">
          <draw:text-box>
            <text:p text:style-name="P2"><text:span text:style-name="T1">T</text:span><text:span text:style-name="T2">rudy</text:span></text:p>
          </draw:text-box>
        </draw:frame>
        <draw:custom-shape draw:style-name="gr5" draw:text-style-name="P5" draw:layer="layout" svg:width="1.67cm" svg:height="1.67cm" svg:x="7.313cm" svg:y="19.246cm">
          <text:p/>
          <draw:enhanced-geometry svg:viewBox="0 0 21600 21600" draw:glue-points="10800 0 3163 3163 0 10800 3163 18437 10800 21600 18437 18437 21600 10800 18437 3163" draw:text-areas="3163 3163 18437 18437" draw:type="smiley" draw:modifiers="16545.780969479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6.903cm" svg:y="21.172cm">
          <draw:text-box>
            <text:p text:style-name="P2"><text:span text:style-name="T1">G</text:span><text:span text:style-name="T2">race</text:span></text:p>
          </draw:text-box>
        </draw:frame>
        <draw:frame draw:style-name="gr6" draw:text-style-name="P6" draw:layer="layout" svg:width="18.494cm" svg:height="0.963cm" svg:x="1.246cm" svg:y="27.35cm">
          <draw:text-box>
            <text:p><text:a xlink:href="https://en.wikipedia.org/wiki/Alice_and_Bob#Cast_of_characters" xlink:type="simple">https://en.wikipedia.org/wiki/Alice_and_Bob#Cast_of_characters</text:a></text:p>
          </draw:text-box>
        </draw:frame>
        <draw:frame draw:style-name="gr7" draw:text-style-name="P7" draw:layer="layout" svg:width="5.8cm" svg:height="1.195cm" svg:x="1cm" svg:y="2.2cm">
          <draw:text-box>
            <text:p text:style-name="P2"><text:span text:style-name="T3">The Good</text:span></text:p>
          </draw:text-box>
        </draw:frame>
        <draw:frame draw:style-name="gr7" draw:text-style-name="P7" draw:layer="layout" svg:width="6.1cm" svg:height="1.195cm" svg:x="1cm" svg:y="10.401cm">
          <draw:text-box>
            <text:p text:style-name="P2"><text:span text:style-name="T3">The Bad</text:span></text:p>
          </draw:text-box>
        </draw:frame>
        <draw:frame draw:style-name="gr7" draw:text-style-name="P7" draw:layer="layout" svg:width="6cm" svg:height="1.195cm" svg:x="1cm" svg:y="17.602cm">
          <draw:text-box>
            <text:p text:style-name="P2"><text:span text:style-name="T3">The Ugly</text:span></text:p>
          </draw:text-box>
        </draw:frame>
        <draw:custom-shape draw:style-name="gr5" draw:text-style-name="P5" draw:layer="layout" svg:width="1.67cm" svg:height="1.67cm" svg:x="9.814cm" svg:y="19.246cm">
          <text:p/>
          <draw:enhanced-geometry svg:viewBox="0 0 21600 21600" draw:glue-points="10800 0 3163 3163 0 10800 3163 18437 10800 21600 18437 18437 21600 10800 18437 3163" draw:text-areas="3163 3163 18437 18437" draw:type="smiley" draw:modifiers="16545.780969479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9.404cm" svg:y="21.172cm">
          <draw:text-box>
            <text:p text:style-name="P2"><text:span text:style-name="T1">H</text:span><text:span text:style-name="T2">eidi</text:span></text:p>
          </draw:text-box>
        </draw:frame>
        <draw:frame draw:style-name="gr8" draw:text-style-name="P8" draw:layer="layout" svg:width="5.266cm" svg:height="1.673cm" svg:x="2.548cm" svg:y="5.49cm">
          <draw:text-box>
            <text:p><text:span text:style-name="T4">Clients and</text:span></text:p>
            <text:p><text:span text:style-name="T4">Routers</text:span></text:p>
          </draw:text-box>
        </draw:frame>
        <draw:frame draw:style-name="gr8" draw:text-style-name="P8" draw:layer="layout" svg:width="5.266cm" svg:height="0.962cm" svg:x="2.548cm" svg:y="12.39cm">
          <draw:text-box>
            <text:p><text:span text:style-name="T4">Attackers</text:span></text:p>
          </draw:text-box>
        </draw:frame>
        <draw:frame draw:style-name="gr8" draw:text-style-name="P8" draw:layer="layout" svg:width="5.266cm" svg:height="0.962cm" svg:x="2.548cm" svg:y="19.79cm">
          <draw:text-box>
            <text:p><text:span text:style-name="T4">Attackers</text:span></text:p>
          </draw:text-box>
        </draw:frame>
        <draw:custom-shape draw:style-name="gr9" draw:text-style-name="P10" draw:layer="layout" svg:width="2.594cm" svg:height="1.182cm" svg:x="13.409cm" svg:y="15.058cm">
          <text:p text:style-name="P9"><text:span text:style-name="T5">An intruder or inside attacker</text:span></text:p>
          <draw:enhanced-geometry svg:viewBox="0 0 21600 21600" draw:glue-points="10800 0 0 10800 10800 21600 21600 10800 ?f40 ?f41" draw:text-areas="0 0 21600 21600" draw:type="rectangular-callout" draw:modifiers="2563.69942196532 -6554.860524091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draw:layer="layout" svg:width="4.109cm" svg:height="1.071cm" svg:x="10.61cm" svg:y="22.379cm">
          <text:p text:style-name="P9"><text:span text:style-name="T5">A mischievous designer or vendor or supplier</text:span></text:p>
          <draw:enhanced-geometry svg:viewBox="0 0 21600 21600" draw:glue-points="10800 0 0 10800 10800 21600 21600 10800 ?f40 ?f41" draw:text-areas="0 0 21600 21600" draw:type="rectangular-callout" draw:modifiers="1623.94160583942 -7193.283582089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draw:layer="layout" svg:width="4.161cm" svg:height="2.054cm" svg:x="4.958cm" svg:y="22.269cm">
          <text:p text:style-name="P9"><text:span text:style-name="T5">Government or state agency enforcing backdoors or deliberately weakening standards</text:span></text:p>
          <draw:enhanced-geometry svg:viewBox="0 0 21600 21600" draw:glue-points="10800 0 0 10800 10800 21600 21600 10800 ?f40 ?f41" draw:text-areas="0 0 21600 21600" draw:type="rectangular-callout" draw:modifiers="14002.1143680923 -3247.88321167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2.594cm" svg:height="1.182cm" svg:x="5.807cm" svg:y="15.368cm">
          <text:p text:style-name="P9"><text:span text:style-name="T5">A malicious, active attacker</text:span></text:p>
          <draw:enhanced-geometry svg:viewBox="0 0 21600 21600" draw:glue-points="10800 0 0 10800 10800 21600 21600 10800 ?f40 ?f41" draw:text-areas="0 0 21600 21600" draw:type="rectangular-callout" draw:modifiers="11536.6473988439 -8472.0202874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0" draw:layer="layout" svg:width="3.211cm" svg:height="1.185cm" svg:x="9.202cm" svg:y="15.437cm">
          <text:p text:style-name="P9"><text:span text:style-name="T5">An <text:s/>eavesdropper or passive attacker</text:span></text:p>
          <draw:enhanced-geometry svg:viewBox="0 0 21600 21600" draw:glue-points="10800 0 0 10800 10800 21600 21600 10800 ?f40 ?f41" draw:text-areas="0 0 21600 21600" draw:type="rectangular-callout" draw:modifiers="10712.5778331258 -8432.377740303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1.67cm" svg:height="1.67cm" svg:x="9.404cm" svg:y="6.84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" draw:layer="layout" svg:width="1.67cm" svg:height="1.67cm" svg:x="11.805cm" svg:y="6.84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2" draw:style-name="dp1" draw:master-page-name="Default">
        <draw:custom-shape draw:style-name="gr14" draw:text-style-name="P12" xml:id="id2" draw:id="id2" draw:layer="layout" svg:width="1.233cm" svg:height="1.233cm" svg:x="4.005cm" svg:y="5.27cm">
          <text:p text:style-name="P11"><text:span text:style-name="T6">R1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1" draw:id="id1" draw:layer="layout" svg:width="1.233cm" svg:height="1.233cm" svg:x="4.005cm" svg:y="7.77cm">
          <text:p text:style-name="P11"><text:span text:style-name="T6">R2</text:span></text:p>
          <draw:enhanced-geometry svg:viewBox="0 0 21600 21600" draw:type="rectangle" draw:enhanced-path="M 0 0 L 21600 0 21600 21600 0 21600 0 0 Z N"/>
        </draw:custom-shape>
        <draw:connector draw:style-name="gr15" draw:text-style-name="P13" draw:layer="layout" svg:x1="4.621cm" svg:y1="7.77cm" svg:x2="4.621cm" svg:y2="6.503cm" draw:start-shape="id1" draw:start-glue-point="0" draw:end-shape="id2" draw:end-glue-point="2" svg:d="M4621 7770v-1267" svg:viewBox="0 0 1 1268">
          <text:p/>
        </draw:connector>
        <draw:custom-shape draw:style-name="gr16" draw:text-style-name="P15" xml:id="id3" draw:id="id3" draw:layer="layout" svg:width="1.233cm" svg:height="1.233cm" svg:x="3.005cm" svg:y="10.539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line-skew="0.13cm" svg:x1="3.622cm" svg:y1="10.539cm" svg:x2="4.621cm" svg:y2="9.003cm" draw:start-shape="id3" draw:start-glue-point="4" draw:end-shape="id1" draw:end-glue-point="2" svg:d="M3622 10539v-639h999v-897" svg:viewBox="0 0 1000 1537">
          <text:p/>
        </draw:connector>
        <draw:frame draw:style-name="gr18" draw:text-style-name="P16" draw:layer="layout" svg:width="1.156cm" svg:height="0.763cm" svg:x="3.043cm" svg:y="10.774cm">
          <draw:text-box>
            <text:p text:style-name="P2"><text:span text:style-name="T6">C3</text:span></text:p>
          </draw:text-box>
        </draw:frame>
        <draw:custom-shape draw:style-name="gr16" draw:text-style-name="P15" xml:id="id4" draw:id="id4" draw:layer="layout" svg:width="1.233cm" svg:height="1.233cm" svg:x="2.905cm" svg:y="2.539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2.943cm" svg:y="2.774cm">
          <draw:text-box>
            <text:p text:style-name="P2"><text:span text:style-name="T6">C1</text:span></text:p>
          </draw:text-box>
        </draw:frame>
        <draw:connector draw:style-name="gr17" draw:text-style-name="P13" draw:layer="layout" draw:line-skew="-0.159cm" svg:x1="3.522cm" svg:y1="3.772cm" svg:x2="4.621cm" svg:y2="5.27cm" draw:start-shape="id4" draw:start-glue-point="8" draw:end-shape="id2" draw:end-glue-point="0" svg:d="M3522 3772v590h1099v908" svg:viewBox="0 0 1100 1499">
          <text:p/>
        </draw:connector>
        <draw:custom-shape draw:style-name="gr16" draw:text-style-name="P15" xml:id="id5" draw:id="id5" draw:layer="layout" svg:width="1.233cm" svg:height="1.233cm" svg:x="5.005cm" svg:y="2.539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5.043cm" svg:y="2.774cm">
          <draw:text-box>
            <text:p text:style-name="P2"><text:span text:style-name="T6">C2</text:span></text:p>
          </draw:text-box>
        </draw:frame>
        <draw:connector draw:style-name="gr17" draw:text-style-name="P13" draw:layer="layout" draw:line-skew="-0.158cm" svg:x1="5.622cm" svg:y1="3.772cm" svg:x2="4.621cm" svg:y2="5.27cm" draw:start-shape="id5" draw:start-glue-point="8" draw:end-shape="id2" draw:end-glue-point="0" svg:d="M5622 3772v591h-1001v907" svg:viewBox="0 0 1002 1499">
          <text:p/>
        </draw:connector>
        <draw:custom-shape draw:style-name="gr16" draw:text-style-name="P15" xml:id="id6" draw:id="id6" draw:layer="layout" svg:width="1.233cm" svg:height="1.233cm" svg:x="5.005cm" svg:y="10.539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5.043cm" svg:y="10.774cm">
          <draw:text-box>
            <text:p text:style-name="P2"><text:span text:style-name="T6">C4</text:span></text:p>
          </draw:text-box>
        </draw:frame>
        <draw:connector draw:style-name="gr17" draw:text-style-name="P13" draw:layer="layout" draw:line-skew="0.13cm" svg:x1="5.622cm" svg:y1="10.539cm" svg:x2="4.621cm" svg:y2="9.003cm" draw:start-shape="id6" draw:start-glue-point="4" draw:end-shape="id1" draw:end-glue-point="2" svg:d="M5622 10539v-639h-1001v-897" svg:viewBox="0 0 1002 1537">
          <text:p/>
        </draw:connector>
        <draw:custom-shape draw:style-name="gr14" draw:text-style-name="P12" xml:id="id8" draw:id="id8" draw:layer="layout" svg:width="1.233cm" svg:height="1.233cm" svg:x="14.305cm" svg:y="5.27cm">
          <text:p text:style-name="P11"><text:span text:style-name="T6">R1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7" draw:id="id7" draw:layer="layout" svg:width="1.233cm" svg:height="1.233cm" svg:x="12.805cm" svg:y="7.77cm">
          <text:p text:style-name="P11"><text:span text:style-name="T6">R2</text:span></text:p>
          <draw:enhanced-geometry svg:viewBox="0 0 21600 21600" draw:type="rectangle" draw:enhanced-path="M 0 0 L 21600 0 21600 21600 0 21600 0 0 Z N"/>
        </draw:custom-shape>
        <draw:connector draw:style-name="gr15" draw:text-style-name="P13" draw:layer="layout" draw:line-skew="0.102cm" svg:x1="13.421cm" svg:y1="7.77cm" svg:x2="14.921cm" svg:y2="6.503cm" draw:start-shape="id7" draw:start-glue-point="0" draw:end-shape="id8" draw:end-glue-point="2" svg:d="M13421 7770v-532h1500v-735" svg:viewBox="0 0 1501 1268">
          <text:p/>
        </draw:connector>
        <draw:custom-shape draw:style-name="gr16" draw:text-style-name="P15" xml:id="id9" draw:id="id9" draw:layer="layout" svg:width="1.233cm" svg:height="1.233cm" svg:x="11.805cm" svg:y="10.539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line-skew="0.13cm" svg:x1="12.422cm" svg:y1="10.539cm" svg:x2="13.421cm" svg:y2="9.003cm" draw:start-shape="id9" draw:start-glue-point="4" draw:end-shape="id7" draw:end-glue-point="2" svg:d="M12422 10539v-639h999v-897" svg:viewBox="0 0 1000 1537">
          <text:p/>
        </draw:connector>
        <draw:frame draw:style-name="gr18" draw:text-style-name="P16" draw:layer="layout" svg:width="1.156cm" svg:height="0.763cm" svg:x="11.843cm" svg:y="10.774cm">
          <draw:text-box>
            <text:p text:style-name="P2"><text:span text:style-name="T6">C3</text:span></text:p>
          </draw:text-box>
        </draw:frame>
        <draw:custom-shape draw:style-name="gr16" draw:text-style-name="P15" xml:id="id10" draw:id="id10" draw:layer="layout" svg:width="1.233cm" svg:height="1.233cm" svg:x="13.205cm" svg:y="2.539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13.243cm" svg:y="2.774cm">
          <draw:text-box>
            <text:p text:style-name="P2"><text:span text:style-name="T6">C1</text:span></text:p>
          </draw:text-box>
        </draw:frame>
        <draw:connector draw:style-name="gr17" draw:text-style-name="P13" draw:layer="layout" draw:line-skew="-0.159cm" svg:x1="13.822cm" svg:y1="3.772cm" svg:x2="14.921cm" svg:y2="5.27cm" draw:start-shape="id10" draw:start-glue-point="8" draw:end-shape="id8" draw:end-glue-point="0" svg:d="M13822 3772v590h1099v908" svg:viewBox="0 0 1100 1499">
          <text:p/>
        </draw:connector>
        <draw:custom-shape draw:style-name="gr16" draw:text-style-name="P15" xml:id="id11" draw:id="id11" draw:layer="layout" svg:width="1.233cm" svg:height="1.233cm" svg:x="15.305cm" svg:y="2.539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15.343cm" svg:y="2.774cm">
          <draw:text-box>
            <text:p text:style-name="P2"><text:span text:style-name="T6">C2</text:span></text:p>
          </draw:text-box>
        </draw:frame>
        <draw:connector draw:style-name="gr17" draw:text-style-name="P13" draw:layer="layout" draw:line-skew="-0.158cm" svg:x1="15.922cm" svg:y1="3.772cm" svg:x2="14.921cm" svg:y2="5.27cm" draw:start-shape="id11" draw:start-glue-point="8" draw:end-shape="id8" draw:end-glue-point="0" svg:d="M15922 3772v591h-1001v907" svg:viewBox="0 0 1002 1499">
          <text:p/>
        </draw:connector>
        <draw:custom-shape draw:style-name="gr16" draw:text-style-name="P15" xml:id="id12" draw:id="id12" draw:layer="layout" svg:width="1.233cm" svg:height="1.233cm" svg:x="13.805cm" svg:y="10.539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13.843cm" svg:y="10.774cm">
          <draw:text-box>
            <text:p text:style-name="P2"><text:span text:style-name="T6">C4</text:span></text:p>
          </draw:text-box>
        </draw:frame>
        <draw:connector draw:style-name="gr17" draw:text-style-name="P13" draw:layer="layout" draw:line-skew="0.13cm" svg:x1="14.422cm" svg:y1="10.539cm" svg:x2="13.421cm" svg:y2="9.003cm" draw:start-shape="id12" draw:start-glue-point="4" draw:end-shape="id7" draw:end-glue-point="2" svg:d="M14422 10539v-639h-1001v-897" svg:viewBox="0 0 1002 1537">
          <text:p/>
        </draw:connector>
        <draw:custom-shape draw:style-name="gr14" draw:text-style-name="P12" xml:id="id13" draw:id="id13" draw:layer="layout" svg:width="1.233cm" svg:height="1.233cm" svg:x="15.955cm" svg:y="7.77cm">
          <text:p text:style-name="P11"><text:span text:style-name="T6">R3</text:span></text:p>
          <draw:enhanced-geometry svg:viewBox="0 0 21600 21600" draw:type="rectangle" draw:enhanced-path="M 0 0 L 21600 0 21600 21600 0 21600 0 0 Z N"/>
        </draw:custom-shape>
        <draw:connector draw:style-name="gr15" draw:text-style-name="P13" draw:layer="layout" draw:line-skew="0.102cm" svg:x1="16.571cm" svg:y1="7.77cm" svg:x2="14.921cm" svg:y2="6.503cm" draw:start-shape="id13" draw:start-glue-point="0" draw:end-shape="id8" draw:end-glue-point="2" svg:d="M16571 7770v-532h-1650v-735" svg:viewBox="0 0 1651 1268">
          <text:p/>
        </draw:connector>
        <draw:custom-shape draw:style-name="gr16" draw:text-style-name="P15" xml:id="id14" draw:id="id14" draw:layer="layout" svg:width="1.233cm" svg:height="1.233cm" svg:x="15.955cm" svg:y="10.539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15.993cm" svg:y="10.774cm">
          <draw:text-box>
            <text:p text:style-name="P2"><text:span text:style-name="T6">C5</text:span></text:p>
          </draw:text-box>
        </draw:frame>
        <draw:connector draw:style-name="gr17" draw:text-style-name="P13" draw:layer="layout" svg:x1="16.572cm" svg:y1="10.539cm" svg:x2="16.571cm" svg:y2="9.003cm" draw:start-shape="id14" draw:start-glue-point="4" draw:end-shape="id13" draw:end-glue-point="2" svg:d="M16572 10539v-769h-1v-767" svg:viewBox="0 0 2 1537">
          <text:p/>
        </draw:connector>
        <draw:frame draw:style-name="gr8" draw:text-style-name="P7" draw:layer="layout" svg:width="6.417cm" svg:height="0.962cm" svg:x="1.657cm" svg:y="1cm">
          <draw:text-box>
            <text:p text:style-name="P2"><text:span text:style-name="T8">TP1</text:span>: Remote Edge</text:p>
          </draw:text-box>
        </draw:frame>
        <draw:frame draw:style-name="gr8" draw:text-style-name="P7" draw:layer="layout" svg:width="6.417cm" svg:height="0.962cm" svg:x="11.758cm" svg:y="1cm">
          <draw:text-box>
            <text:p text:style-name="P2"><text:span text:style-name="T8">TP2</text:span>: Edge-Cloud</text:p>
          </draw:text-box>
        </draw:frame>
        <draw:custom-shape draw:style-name="gr14" draw:text-style-name="P12" xml:id="id16" draw:id="id16" draw:layer="layout" svg:width="1.233cm" svg:height="1.233cm" svg:x="8.006cm" svg:y="17.784cm">
          <text:p text:style-name="P11"><text:span text:style-name="T6">R1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15" draw:id="id15" draw:layer="layout" svg:width="1.233cm" svg:height="1.233cm" svg:x="5.306cm" svg:y="20.284cm">
          <text:p text:style-name="P11"><text:span text:style-name="T6">R2</text:span></text:p>
          <draw:enhanced-geometry svg:viewBox="0 0 21600 21600" draw:type="rectangle" draw:enhanced-path="M 0 0 L 21600 0 21600 21600 0 21600 0 0 Z N"/>
        </draw:custom-shape>
        <draw:connector draw:style-name="gr15" draw:text-style-name="P13" draw:layer="layout" draw:line-skew="0.102cm" svg:x1="5.922cm" svg:y1="20.284cm" svg:x2="8.622cm" svg:y2="19.017cm" draw:start-shape="id15" draw:start-glue-point="0" draw:end-shape="id16" draw:end-glue-point="2" svg:d="M5922 20284v-532h2700v-735" svg:viewBox="0 0 2701 1268">
          <text:p/>
        </draw:connector>
        <draw:custom-shape draw:style-name="gr16" draw:text-style-name="P15" xml:id="id17" draw:id="id17" draw:layer="layout" svg:width="1.233cm" svg:height="1.233cm" svg:x="4.306cm" svg:y="23.053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line-skew="0.13cm" svg:x1="4.923cm" svg:y1="23.053cm" svg:x2="5.922cm" svg:y2="21.517cm" draw:start-shape="id17" draw:start-glue-point="4" draw:end-shape="id15" draw:end-glue-point="2" svg:d="M4923 23053v-639h999v-897" svg:viewBox="0 0 1000 1537">
          <text:p/>
        </draw:connector>
        <draw:frame draw:style-name="gr18" draw:text-style-name="P16" draw:layer="layout" svg:width="1.156cm" svg:height="0.763cm" svg:x="4.344cm" svg:y="23.288cm">
          <draw:text-box>
            <text:p text:style-name="P2"><text:span text:style-name="T6">C3</text:span></text:p>
          </draw:text-box>
        </draw:frame>
        <draw:custom-shape draw:style-name="gr16" draw:text-style-name="P15" xml:id="id18" draw:id="id18" draw:layer="layout" svg:width="1.233cm" svg:height="1.233cm" svg:x="6.906cm" svg:y="15.053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6.944cm" svg:y="15.288cm">
          <draw:text-box>
            <text:p text:style-name="P2"><text:span text:style-name="T6">C1</text:span></text:p>
          </draw:text-box>
        </draw:frame>
        <draw:connector draw:style-name="gr17" draw:text-style-name="P13" draw:layer="layout" draw:line-skew="-0.159cm" svg:x1="7.523cm" svg:y1="16.286cm" svg:x2="8.622cm" svg:y2="17.784cm" draw:start-shape="id18" draw:start-glue-point="8" draw:end-shape="id16" draw:end-glue-point="0" svg:d="M7523 16286v590h1099v908" svg:viewBox="0 0 1100 1499">
          <text:p/>
        </draw:connector>
        <draw:custom-shape draw:style-name="gr16" draw:text-style-name="P15" xml:id="id19" draw:id="id19" draw:layer="layout" svg:width="1.233cm" svg:height="1.233cm" svg:x="9.006cm" svg:y="15.053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9.044cm" svg:y="15.288cm">
          <draw:text-box>
            <text:p text:style-name="P2"><text:span text:style-name="T6">C2</text:span></text:p>
          </draw:text-box>
        </draw:frame>
        <draw:connector draw:style-name="gr17" draw:text-style-name="P13" draw:layer="layout" draw:line-skew="-0.158cm" svg:x1="9.623cm" svg:y1="16.286cm" svg:x2="8.622cm" svg:y2="17.784cm" draw:start-shape="id19" draw:start-glue-point="8" draw:end-shape="id16" draw:end-glue-point="0" svg:d="M9623 16286v591h-1001v907" svg:viewBox="0 0 1002 1499">
          <text:p/>
        </draw:connector>
        <draw:custom-shape draw:style-name="gr16" draw:text-style-name="P15" xml:id="id20" draw:id="id20" draw:layer="layout" svg:width="1.233cm" svg:height="1.233cm" svg:x="6.306cm" svg:y="23.053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6.344cm" svg:y="23.288cm">
          <draw:text-box>
            <text:p text:style-name="P2"><text:span text:style-name="T6">C4</text:span></text:p>
          </draw:text-box>
        </draw:frame>
        <draw:connector draw:style-name="gr17" draw:text-style-name="P13" draw:layer="layout" draw:line-skew="0.13cm" svg:x1="6.923cm" svg:y1="23.053cm" svg:x2="5.922cm" svg:y2="21.517cm" draw:start-shape="id20" draw:start-glue-point="4" draw:end-shape="id15" draw:end-glue-point="2" svg:d="M6923 23053v-639h-1001v-897" svg:viewBox="0 0 1002 1537">
          <text:p/>
        </draw:connector>
        <draw:custom-shape draw:style-name="gr14" draw:text-style-name="P12" xml:id="id21" draw:id="id21" draw:layer="layout" svg:width="1.233cm" svg:height="1.233cm" svg:x="10.756cm" svg:y="20.284cm">
          <text:p text:style-name="P11"><text:span text:style-name="T6">R3</text:span></text:p>
          <draw:enhanced-geometry svg:viewBox="0 0 21600 21600" draw:type="rectangle" draw:enhanced-path="M 0 0 L 21600 0 21600 21600 0 21600 0 0 Z N"/>
        </draw:custom-shape>
        <draw:connector draw:style-name="gr15" draw:text-style-name="P13" draw:layer="layout" draw:line-skew="0.102cm" svg:x1="11.372cm" svg:y1="20.284cm" svg:x2="8.622cm" svg:y2="19.017cm" draw:start-shape="id21" draw:start-glue-point="0" draw:end-shape="id16" draw:end-glue-point="2" svg:d="M11372 20284v-532h-2750v-735" svg:viewBox="0 0 2751 1268">
          <text:p/>
        </draw:connector>
        <draw:custom-shape draw:style-name="gr16" draw:text-style-name="P15" xml:id="id22" draw:id="id22" draw:layer="layout" svg:width="1.233cm" svg:height="1.233cm" svg:x="12.345cm" svg:y="25.743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12.383cm" svg:y="25.978cm">
          <draw:text-box>
            <text:p text:style-name="P2"><text:span text:style-name="T6">C7</text:span></text:p>
          </draw:text-box>
        </draw:frame>
        <draw:connector draw:style-name="gr17" draw:text-style-name="P13" draw:layer="layout" svg:x1="12.962cm" svg:y1="25.743cm" svg:x2="12.955cm" svg:y2="24.317cm" draw:start-shape="id22" draw:start-glue-point="4" svg:d="M12962 25743v-977h-7v-449" svg:viewBox="0 0 8 1427">
          <text:p/>
        </draw:connector>
        <draw:frame draw:style-name="gr19" draw:text-style-name="P7" draw:layer="layout" svg:width="8.106cm" svg:height="1.673cm" svg:x="5.459cm" svg:y="13.514cm">
          <draw:text-box>
            <text:p text:style-name="P2"><text:span text:style-name="T8">TP3</text:span>: Edge-Tree-Cloud</text:p>
          </draw:text-box>
        </draw:frame>
        <draw:custom-shape draw:style-name="gr14" draw:text-style-name="P12" xml:id="id24" draw:id="id24" draw:layer="layout" svg:width="1.233cm" svg:height="1.233cm" svg:x="9.333cm" svg:y="23.084cm">
          <text:p text:style-name="P11"><text:span text:style-name="T6">R4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23" draw:id="id23" draw:layer="layout" svg:width="1.233cm" svg:height="1.233cm" svg:x="12.345cm" svg:y="23.084cm">
          <text:p text:style-name="P11"><text:span text:style-name="T6">R5</text:span></text:p>
          <draw:enhanced-geometry svg:viewBox="0 0 21600 21600" draw:type="rectangle" draw:enhanced-path="M 0 0 L 21600 0 21600 21600 0 21600 0 0 Z N"/>
        </draw:custom-shape>
        <draw:connector draw:style-name="gr15" draw:text-style-name="P13" draw:layer="layout" svg:x1="12.961cm" svg:y1="23.084cm" svg:x2="11.372cm" svg:y2="21.517cm" draw:start-shape="id23" draw:start-glue-point="0" draw:end-shape="id21" draw:end-glue-point="2" svg:d="M12961 23084v-784h-1589v-783" svg:viewBox="0 0 1590 1568">
          <text:p/>
        </draw:connector>
        <draw:connector draw:style-name="gr15" draw:text-style-name="P13" draw:layer="layout" svg:x1="9.949cm" svg:y1="23.084cm" svg:x2="11.372cm" svg:y2="21.517cm" draw:start-shape="id24" draw:start-glue-point="0" draw:end-shape="id21" draw:end-glue-point="2" svg:d="M9949 23084v-784h1423v-783" svg:viewBox="0 0 1424 1568">
          <text:p/>
        </draw:connector>
        <draw:custom-shape draw:style-name="gr16" draw:text-style-name="P15" xml:id="id25" draw:id="id25" draw:layer="layout" svg:width="1.233cm" svg:height="1.233cm" svg:x="8.306cm" svg:y="25.743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line-skew="0.252cm" svg:x1="8.923cm" svg:y1="25.743cm" svg:x2="9.922cm" svg:y2="24.331cm" draw:start-shape="id25" draw:start-glue-point="4" svg:d="M8923 25743v-718h999v-694" svg:viewBox="0 0 1000 1413">
          <text:p/>
        </draw:connector>
        <draw:frame draw:style-name="gr18" draw:text-style-name="P16" draw:layer="layout" svg:width="1.156cm" svg:height="0.763cm" svg:x="8.344cm" svg:y="25.978cm">
          <draw:text-box>
            <text:p text:style-name="P2"><text:span text:style-name="T6">C5</text:span></text:p>
          </draw:text-box>
        </draw:frame>
        <draw:custom-shape draw:style-name="gr16" draw:text-style-name="P15" xml:id="id26" draw:id="id26" draw:layer="layout" svg:width="1.233cm" svg:height="1.233cm" svg:x="10.306cm" svg:y="25.743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10.344cm" svg:y="25.978cm">
          <draw:text-box>
            <text:p text:style-name="P2"><text:span text:style-name="T6">C6</text:span></text:p>
          </draw:text-box>
        </draw:frame>
        <draw:connector draw:style-name="gr17" draw:text-style-name="P13" draw:layer="layout" draw:line-skew="0.248cm" svg:x1="10.923cm" svg:y1="25.743cm" svg:x2="9.922cm" svg:y2="24.331cm" draw:start-shape="id26" draw:start-glue-point="4" svg:d="M10923 25743v-722h-1001v-690" svg:viewBox="0 0 1002 1413">
          <text:p/>
        </draw:connector>
        <draw:custom-shape draw:style-name="gr16" draw:text-style-name="P15" xml:id="id27" draw:id="id27" draw:layer="layout" svg:width="1.233cm" svg:height="1.233cm" svg:x="14.445cm" svg:y="25.743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14.483cm" svg:y="25.978cm">
          <draw:text-box>
            <text:p text:style-name="P2"><text:span text:style-name="T6">C8</text:span></text:p>
          </draw:text-box>
        </draw:frame>
        <draw:connector draw:style-name="gr17" draw:text-style-name="P13" draw:layer="layout" svg:x1="15.062cm" svg:y1="25.743cm" svg:x2="11.989cm" svg:y2="20.9cm" draw:start-shape="id27" draw:start-glue-point="4" draw:end-shape="id21" draw:end-glue-point="1" svg:d="M15062 25743v-4843h-3073" svg:viewBox="0 0 3074 4844">
          <text:p/>
        </draw:connector>
      </draw:page>
      <draw:page draw:name="page3" draw:style-name="dp1" draw:master-page-name="Default">
        <draw:custom-shape draw:style-name="gr14" draw:text-style-name="P12" xml:id="id28" draw:id="id28" draw:layer="layout" svg:width="1.233cm" svg:height="1.233cm" svg:x="5.205cm" svg:y="5.171cm">
          <text:p text:style-name="P11"><text:span text:style-name="T6">R1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29" draw:id="id29" draw:layer="layout" svg:width="1.233cm" svg:height="1.233cm" svg:x="9.405cm" svg:y="5.171cm">
          <text:p text:style-name="P11"><text:span text:style-name="T6">R2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30" draw:id="id30" draw:layer="layout" svg:width="1.233cm" svg:height="1.233cm" svg:x="13.705cm" svg:y="5.171cm">
          <text:p text:style-name="P11"><text:span text:style-name="T6">R3</text:span></text:p>
          <draw:enhanced-geometry svg:viewBox="0 0 21600 21600" draw:type="rectangle" draw:enhanced-path="M 0 0 L 21600 0 21600 21600 0 21600 0 0 Z N"/>
        </draw:custom-shape>
        <draw:connector draw:style-name="gr15" draw:text-style-name="P13" draw:layer="layout" draw:line-skew="-0.11cm" svg:x1="5.821cm" svg:y1="5.171cm" svg:x2="10.021cm" svg:y2="5.171cm" draw:start-shape="id28" draw:start-glue-point="0" draw:end-shape="id29" draw:end-glue-point="0" svg:d="M5821 5171v-638h4200v638" svg:viewBox="0 0 4201 639">
          <text:p/>
        </draw:connector>
        <draw:connector draw:style-name="gr15" draw:text-style-name="P13" draw:layer="layout" draw:line-skew="-0.617cm" svg:x1="5.821cm" svg:y1="5.171cm" svg:x2="14.321cm" svg:y2="5.171cm" draw:start-shape="id28" draw:start-glue-point="0" draw:end-shape="id30" draw:end-glue-point="0" svg:d="M5821 5171v-1145h8500v1145" svg:viewBox="0 0 8501 1146">
          <text:p/>
        </draw:connector>
        <draw:connector draw:style-name="gr15" draw:text-style-name="P13" draw:layer="layout" draw:line-skew="0.69cm" svg:x1="14.321cm" svg:y1="6.404cm" svg:x2="5.821cm" svg:y2="6.404cm" draw:start-shape="id30" draw:start-glue-point="2" draw:end-shape="id28" draw:end-glue-point="2" svg:d="M14321 6404v1216h-8500v-1216" svg:viewBox="0 0 8501 1217">
          <text:p/>
        </draw:connector>
        <draw:connector draw:style-name="gr15" draw:text-style-name="P13" draw:layer="layout" draw:line-skew="0.139cm" svg:x1="14.321cm" svg:y1="6.404cm" svg:x2="10.021cm" svg:y2="6.404cm" draw:start-shape="id30" draw:start-glue-point="2" draw:end-shape="id29" draw:end-glue-point="2" svg:d="M14321 6404v665h-4300v-665" svg:viewBox="0 0 4301 666">
          <text:p/>
        </draw:connector>
        <draw:connector draw:style-name="gr15" draw:text-style-name="P13" draw:layer="layout" svg:x1="9.405cm" svg:y1="5.787cm" svg:x2="6.438cm" svg:y2="5.787cm" draw:start-shape="id29" draw:start-glue-point="3" draw:end-shape="id28" draw:end-glue-point="1" svg:d="M9405 5787h-2967" svg:viewBox="0 0 2968 1">
          <text:p/>
        </draw:connector>
        <draw:connector draw:style-name="gr15" draw:text-style-name="P13" draw:layer="layout" svg:x1="10.638cm" svg:y1="5.787cm" svg:x2="13.705cm" svg:y2="5.787cm" draw:start-shape="id29" draw:start-glue-point="1" draw:end-shape="id30" draw:end-glue-point="3" svg:d="M10638 5787h3067" svg:viewBox="0 0 3068 1">
          <text:p/>
        </draw:connector>
        <draw:custom-shape draw:style-name="gr16" draw:text-style-name="P15" xml:id="id31" draw:id="id31" draw:layer="layout" svg:width="1.233cm" svg:height="1.233cm" svg:x="4.305cm" svg:y="9.64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4.343cm" svg:y="9.875cm">
          <draw:text-box>
            <text:p text:style-name="P2"><text:span text:style-name="T6">C1</text:span></text:p>
          </draw:text-box>
        </draw:frame>
        <draw:custom-shape draw:style-name="gr16" draw:text-style-name="P15" xml:id="id32" draw:id="id32" draw:layer="layout" svg:width="1.233cm" svg:height="1.233cm" svg:x="6.105cm" svg:y="9.64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6.143cm" svg:y="9.875cm">
          <draw:text-box>
            <text:p text:style-name="P2"><text:span text:style-name="T6">C2</text:span></text:p>
          </draw:text-box>
        </draw:frame>
        <draw:custom-shape draw:style-name="gr16" draw:text-style-name="P15" xml:id="id35" draw:id="id35" draw:layer="layout" svg:width="1.233cm" svg:height="1.233cm" svg:x="13.705cm" svg:y="9.64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13.743cm" svg:y="9.875cm">
          <draw:text-box>
            <text:p text:style-name="P2"><text:span text:style-name="T6">C5</text:span></text:p>
          </draw:text-box>
        </draw:frame>
        <draw:connector draw:style-name="gr17" draw:text-style-name="P13" draw:layer="layout" draw:line-skew="0.437cm" svg:x1="4.922cm" svg:y1="9.64cm" svg:x2="5.39cm" svg:y2="6.588cm" draw:start-shape="id31" draw:start-glue-point="4" svg:d="M4922 9640v-1353h468v-1699" svg:viewBox="0 0 469 3053">
          <text:p/>
        </draw:connector>
        <draw:connector draw:style-name="gr17" draw:text-style-name="P13" draw:layer="layout" draw:line-skew="0.45cm" svg:x1="6.722cm" svg:y1="9.64cm" svg:x2="6.228cm" svg:y2="6.588cm" draw:start-shape="id32" draw:start-glue-point="4" svg:d="M6722 9640v-1340h-494v-1712" svg:viewBox="0 0 495 3053">
          <text:p/>
        </draw:connector>
        <draw:custom-shape draw:style-name="gr16" draw:text-style-name="P15" xml:id="id33" draw:id="id33" draw:layer="layout" svg:width="1.233cm" svg:height="1.233cm" svg:x="8.505cm" svg:y="9.654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8.543cm" svg:y="9.889cm">
          <draw:text-box>
            <text:p text:style-name="P2"><text:span text:style-name="T6">C3</text:span></text:p>
          </draw:text-box>
        </draw:frame>
        <draw:custom-shape draw:style-name="gr16" draw:text-style-name="P15" xml:id="id34" draw:id="id34" draw:layer="layout" svg:width="1.233cm" svg:height="1.233cm" svg:x="10.305cm" svg:y="9.654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10.343cm" svg:y="9.889cm">
          <draw:text-box>
            <text:p text:style-name="P2"><text:span text:style-name="T6">C4</text:span></text:p>
          </draw:text-box>
        </draw:frame>
        <draw:connector draw:style-name="gr17" draw:text-style-name="P13" draw:layer="layout" draw:line-skew="0.437cm" svg:x1="9.122cm" svg:y1="9.654cm" svg:x2="9.59cm" svg:y2="6.602cm" draw:start-shape="id33" draw:start-glue-point="4" svg:d="M9122 9654v-1353h468v-1699" svg:viewBox="0 0 469 3053">
          <text:p/>
        </draw:connector>
        <draw:connector draw:style-name="gr17" draw:text-style-name="P13" draw:layer="layout" draw:line-skew="0.45cm" svg:x1="10.922cm" svg:y1="9.654cm" svg:x2="10.428cm" svg:y2="6.602cm" draw:start-shape="id34" draw:start-glue-point="4" svg:d="M10922 9654v-1340h-494v-1712" svg:viewBox="0 0 495 3053">
          <text:p/>
        </draw:connector>
        <draw:connector draw:style-name="gr17" draw:text-style-name="P13" draw:layer="layout" draw:line-skew="0.434cm" svg:x1="14.322cm" svg:y1="9.64cm" svg:x2="13.847cm" svg:y2="6.616cm" draw:start-shape="id35" draw:start-glue-point="4" svg:d="M14322 9640v-1342h-475v-1682" svg:viewBox="0 0 476 3025">
          <text:p/>
        </draw:connector>
        <draw:frame draw:style-name="gr8" draw:text-style-name="P7" draw:layer="layout" svg:width="6.417cm" svg:height="0.962cm" svg:x="4.358cm" svg:y="2.2cm">
          <draw:text-box>
            <text:p text:style-name="P2"><text:span text:style-name="T8">TP4</text:span>: Full Mesh</text:p>
          </draw:text-box>
        </draw:frame>
        <draw:custom-shape draw:style-name="gr14" draw:text-style-name="P12" xml:id="id36" draw:id="id36" draw:layer="layout" svg:width="1.233cm" svg:height="1.233cm" svg:x="2.005cm" svg:y="18.085cm">
          <text:p text:style-name="P11"><text:span text:style-name="T6">R1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37" draw:id="id37" draw:layer="layout" svg:width="1.233cm" svg:height="1.233cm" svg:x="6.205cm" svg:y="18.085cm">
          <text:p text:style-name="P11"><text:span text:style-name="T6">R2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38" draw:id="id38" draw:layer="layout" svg:width="1.233cm" svg:height="1.233cm" svg:x="10.505cm" svg:y="18.085cm">
          <text:p text:style-name="P11"><text:span text:style-name="T6">R3</text:span></text:p>
          <draw:enhanced-geometry svg:viewBox="0 0 21600 21600" draw:type="rectangle" draw:enhanced-path="M 0 0 L 21600 0 21600 21600 0 21600 0 0 Z N"/>
        </draw:custom-shape>
        <draw:connector draw:style-name="gr15" draw:text-style-name="P13" draw:layer="layout" svg:x1="3.238cm" svg:y1="18.701cm" svg:x2="6.205cm" svg:y2="18.701cm" draw:start-shape="id36" draw:start-glue-point="1" draw:end-shape="id37" draw:end-glue-point="3" svg:d="M3238 18701h2967" svg:viewBox="0 0 2968 1">
          <text:p/>
        </draw:connector>
        <draw:connector draw:style-name="gr15" draw:text-style-name="P13" draw:layer="layout" draw:line-skew="-3.057cm" svg:x1="2.621cm" svg:y1="18.085cm" svg:x2="11.121cm" svg:y2="18.085cm" draw:start-shape="id36" draw:start-glue-point="0" draw:end-shape="id38" draw:end-glue-point="0" svg:d="M2621 18085v-3585h8500v3585" svg:viewBox="0 0 8501 3586">
          <text:p/>
        </draw:connector>
        <draw:connector draw:style-name="gr15" draw:text-style-name="P13" draw:layer="layout" draw:line-skew="1.256cm" svg:x1="6.821cm" svg:y1="19.318cm" svg:x2="19.021cm" svg:y2="19.318cm" draw:start-shape="id37" draw:start-glue-point="2" draw:end-shape="id39" draw:end-glue-point="2" svg:d="M6821 19318v1782h12200v-1782" svg:viewBox="0 0 12201 1783">
          <text:p/>
        </draw:connector>
        <draw:connector draw:style-name="gr15" draw:text-style-name="P13" draw:layer="layout" draw:line-skew="0.856cm" svg:x1="6.821cm" svg:y1="19.318cm" svg:x2="15.021cm" svg:y2="19.318cm" draw:start-shape="id37" draw:start-glue-point="2" draw:end-shape="id40" svg:d="M6821 19318v1382h8200v-1382" svg:viewBox="0 0 8201 1383">
          <text:p/>
        </draw:connector>
        <draw:connector draw:style-name="gr15" draw:text-style-name="P13" draw:layer="layout" draw:line-skew="-3.057cm" svg:x1="2.621cm" svg:y1="18.085cm" svg:x2="15.021cm" svg:y2="18.085cm" draw:start-shape="id36" draw:start-glue-point="0" draw:end-shape="id40" draw:end-glue-point="0" svg:d="M2621 18085v-3585h12400v3585" svg:viewBox="0 0 12401 3586">
          <text:p/>
        </draw:connector>
        <draw:connector draw:style-name="gr15" draw:text-style-name="P13" draw:layer="layout" svg:x1="7.438cm" svg:y1="18.701cm" svg:x2="10.505cm" svg:y2="18.701cm" draw:start-shape="id37" draw:start-glue-point="1" draw:end-shape="id38" draw:end-glue-point="3" svg:d="M7438 18701h3067" svg:viewBox="0 0 3068 1">
          <text:p/>
        </draw:connector>
        <draw:custom-shape draw:style-name="gr16" draw:text-style-name="P15" xml:id="id41" draw:id="id41" draw:layer="layout" svg:width="1.233cm" svg:height="1.233cm" svg:x="1.105cm" svg:y="24.754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1.143cm" svg:y="24.989cm">
          <draw:text-box>
            <text:p text:style-name="P2"><text:span text:style-name="T6">C1</text:span></text:p>
          </draw:text-box>
        </draw:frame>
        <draw:custom-shape draw:style-name="gr16" draw:text-style-name="P15" xml:id="id42" draw:id="id42" draw:layer="layout" svg:width="1.233cm" svg:height="1.233cm" svg:x="2.905cm" svg:y="24.754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2.943cm" svg:y="24.989cm">
          <draw:text-box>
            <text:p text:style-name="P2"><text:span text:style-name="T6">C2</text:span></text:p>
          </draw:text-box>
        </draw:frame>
        <draw:custom-shape draw:style-name="gr16" draw:text-style-name="P15" xml:id="id45" draw:id="id45" draw:layer="layout" svg:width="1.233cm" svg:height="1.233cm" svg:x="10.505cm" svg:y="24.754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10.543cm" svg:y="24.989cm">
          <draw:text-box>
            <text:p text:style-name="P2"><text:span text:style-name="T6">C5</text:span></text:p>
          </draw:text-box>
        </draw:frame>
        <draw:connector draw:style-name="gr17" draw:text-style-name="P13" draw:layer="layout" draw:line-skew="0.863cm" svg:x1="1.722cm" svg:y1="24.754cm" svg:x2="2.19cm" svg:y2="19.402cm" draw:start-shape="id41" draw:start-glue-point="4" svg:d="M1722 24754v-2077h468v-3275" svg:viewBox="0 0 469 5353">
          <text:p/>
        </draw:connector>
        <draw:connector draw:style-name="gr17" draw:text-style-name="P13" draw:layer="layout" draw:line-skew="0.839cm" svg:x1="3.522cm" svg:y1="24.754cm" svg:x2="3.028cm" svg:y2="19.402cm" draw:start-shape="id42" draw:start-glue-point="4" svg:d="M3522 24754v-2101h-494v-3251" svg:viewBox="0 0 495 5353">
          <text:p/>
        </draw:connector>
        <draw:custom-shape draw:style-name="gr16" draw:text-style-name="P15" xml:id="id43" draw:id="id43" draw:layer="layout" svg:width="1.233cm" svg:height="1.233cm" svg:x="5.305cm" svg:y="24.768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5.343cm" svg:y="25.003cm">
          <draw:text-box>
            <text:p text:style-name="P2"><text:span text:style-name="T6">C3</text:span></text:p>
          </draw:text-box>
        </draw:frame>
        <draw:custom-shape draw:style-name="gr16" draw:text-style-name="P15" xml:id="id44" draw:id="id44" draw:layer="layout" svg:width="1.233cm" svg:height="1.233cm" svg:x="7.105cm" svg:y="24.768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7.143cm" svg:y="25.003cm">
          <draw:text-box>
            <text:p text:style-name="P2"><text:span text:style-name="T6">C4</text:span></text:p>
          </draw:text-box>
        </draw:frame>
        <draw:connector draw:style-name="gr17" draw:text-style-name="P13" draw:layer="layout" draw:line-skew="0.873cm" svg:x1="5.922cm" svg:y1="24.768cm" svg:x2="6.39cm" svg:y2="19.416cm" draw:start-shape="id43" draw:start-glue-point="4" svg:d="M5922 24768v-2067h468v-3285" svg:viewBox="0 0 469 5353">
          <text:p/>
        </draw:connector>
        <draw:connector draw:style-name="gr17" draw:text-style-name="P13" draw:layer="layout" draw:line-skew="0.897cm" svg:x1="7.722cm" svg:y1="24.768cm" svg:x2="7.228cm" svg:y2="19.416cm" draw:start-shape="id44" draw:start-glue-point="4" svg:d="M7722 24768v-2043h-494v-3309" svg:viewBox="0 0 495 5353">
          <text:p/>
        </draw:connector>
        <draw:connector draw:style-name="gr17" draw:text-style-name="P13" draw:layer="layout" draw:line-skew="0.872cm" svg:x1="11.122cm" svg:y1="24.754cm" svg:x2="10.647cm" svg:y2="19.43cm" draw:start-shape="id45" draw:start-glue-point="4" svg:d="M11122 24754v-2054h-475v-3270" svg:viewBox="0 0 476 5325">
          <text:p/>
        </draw:connector>
        <draw:frame draw:style-name="gr8" draw:text-style-name="P7" draw:layer="layout" svg:width="6.417cm" svg:height="0.962cm" svg:x="1.158cm" svg:y="12.214cm">
          <draw:text-box>
            <text:p text:style-name="P2"><text:span text:style-name="T8">TP5</text:span>: 3-of-N Mesh</text:p>
          </draw:text-box>
        </draw:frame>
        <draw:custom-shape draw:style-name="gr14" draw:text-style-name="P12" xml:id="id40" draw:id="id40" draw:layer="layout" svg:width="1.233cm" svg:height="1.233cm" svg:x="14.405cm" svg:y="18.085cm">
          <text:p text:style-name="P11"><text:span text:style-name="T6">R4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39" draw:id="id39" draw:layer="layout" svg:width="1.233cm" svg:height="1.233cm" svg:x="18.405cm" svg:y="18.085cm">
          <text:p text:style-name="P11"><text:span text:style-name="T6">R5</text:span></text:p>
          <draw:enhanced-geometry svg:viewBox="0 0 21600 21600" draw:type="rectangle" draw:enhanced-path="M 0 0 L 21600 0 21600 21600 0 21600 0 0 Z N"/>
        </draw:custom-shape>
        <draw:connector draw:style-name="gr15" draw:text-style-name="P13" draw:layer="layout" svg:x1="11.738cm" svg:y1="18.701cm" svg:x2="14.405cm" svg:y2="18.701cm" draw:start-shape="id38" draw:start-glue-point="1" draw:end-shape="id40" draw:end-glue-point="3" svg:d="M11738 18701h2667" svg:viewBox="0 0 2668 1">
          <text:p/>
        </draw:connector>
        <draw:connector draw:style-name="gr15" draw:text-style-name="P13" draw:layer="layout" draw:line-skew="0.456cm" svg:x1="11.121cm" svg:y1="19.318cm" svg:x2="19.021cm" svg:y2="19.318cm" draw:start-shape="id38" draw:start-glue-point="2" draw:end-shape="id39" draw:end-glue-point="2" svg:d="M11121 19318v982h7900v-982" svg:viewBox="0 0 7901 983">
          <text:p/>
        </draw:connector>
        <draw:connector draw:style-name="gr15" draw:text-style-name="P13" draw:layer="layout" draw:line-skew="0.456cm" svg:x1="11.121cm" svg:y1="19.318cm" svg:x2="2.621cm" svg:y2="19.318cm" draw:start-shape="id38" draw:start-glue-point="2" draw:end-shape="id36" draw:end-glue-point="2" svg:d="M11121 19318v982h-8500v-982" svg:viewBox="0 0 8501 983">
          <text:p/>
        </draw:connector>
        <draw:connector draw:style-name="gr15" draw:text-style-name="P13" draw:layer="layout" svg:x1="15.638cm" svg:y1="18.701cm" svg:x2="18.405cm" svg:y2="18.701cm" draw:start-shape="id40" draw:start-glue-point="1" draw:end-shape="id39" draw:end-glue-point="3" svg:d="M15638 18701h2767" svg:viewBox="0 0 2768 1">
          <text:p/>
        </draw:connector>
        <draw:connector draw:style-name="gr15" draw:text-style-name="P13" draw:layer="layout" draw:line-skew="0.636cm -6.244cm -0.179cm" svg:x1="15.638cm" svg:y1="18.701cm" svg:x2="2.005cm" svg:y2="18.701cm" draw:start-shape="id40" draw:start-glue-point="1" draw:end-shape="id36" draw:end-glue-point="3" svg:d="M15638 18701h1162v-5101h-15502v5101h707" svg:viewBox="0 0 15503 5102">
          <text:p/>
        </draw:connector>
        <draw:connector draw:style-name="gr15" draw:text-style-name="P13" draw:layer="layout" draw:line-skew="0.636cm -2.557cm" svg:x1="15.638cm" svg:y1="18.701cm" svg:x2="6.821cm" svg:y2="18.085cm" draw:start-shape="id40" draw:start-glue-point="1" draw:end-shape="id37" draw:end-glue-point="0" svg:d="M15638 18701h1162v-3701h-9979v3085" svg:viewBox="0 0 9980 3702">
          <text:p/>
        </draw:connector>
        <draw:connector draw:style-name="gr15" draw:text-style-name="P13" draw:layer="layout" draw:line-skew="0cm -6.244cm -0.177cm" svg:x1="19.638cm" svg:y1="18.701cm" svg:x2="2.005cm" svg:y2="18.701cm" draw:start-shape="id39" draw:start-glue-point="1" draw:end-shape="id36" draw:end-glue-point="3" svg:d="M19638 18701h526v-5101h-18864v5101h705" svg:viewBox="0 0 18865 5102">
          <text:p/>
        </draw:connector>
        <draw:connector draw:style-name="gr15" draw:text-style-name="P13" draw:layer="layout" draw:line-skew="0cm -1.957cm" svg:x1="19.638cm" svg:y1="18.701cm" svg:x2="6.821cm" svg:y2="18.085cm" draw:start-shape="id39" draw:start-glue-point="1" draw:end-shape="id37" draw:end-glue-point="0" svg:d="M19638 18701h526v-3101h-13343v2485" svg:viewBox="0 0 13344 3102">
          <text:p/>
        </draw:connector>
        <draw:connector draw:style-name="gr15" draw:text-style-name="P13" draw:layer="layout" draw:line-skew="0cm -1.345cm" svg:x1="19.638cm" svg:y1="18.701cm" svg:x2="11.121cm" svg:y2="18.085cm" draw:start-shape="id39" draw:start-glue-point="1" draw:end-shape="id38" draw:end-glue-point="0" svg:d="M19638 18701h526v-2489h-9043v1873" svg:viewBox="0 0 9044 2490">
          <text:p/>
        </draw:connector>
        <draw:custom-shape draw:style-name="gr16" draw:text-style-name="P15" xml:id="id46" draw:id="id46" draw:layer="layout" svg:width="1.233cm" svg:height="1.233cm" svg:x="14.395cm" svg:y="24.768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14.433cm" svg:y="25.003cm">
          <draw:text-box>
            <text:p text:style-name="P2"><text:span text:style-name="T6">C6</text:span></text:p>
          </draw:text-box>
        </draw:frame>
        <draw:connector draw:style-name="gr17" draw:text-style-name="P13" draw:layer="layout" draw:line-skew="0.758cm" svg:x1="15.012cm" svg:y1="24.768cm" svg:x2="14.537cm" svg:y2="19.444cm" draw:start-shape="id46" draw:start-glue-point="4" svg:d="M15012 24768v-2168h-475v-3156" svg:viewBox="0 0 476 5325">
          <text:p/>
        </draw:connector>
        <draw:custom-shape draw:style-name="gr16" draw:text-style-name="P15" xml:id="id47" draw:id="id47" draw:layer="layout" svg:width="1.233cm" svg:height="1.233cm" svg:x="18.485cm" svg:y="24.782cm">
          <text:p text:style-name="P14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156cm" svg:height="0.763cm" svg:x="18.523cm" svg:y="25.017cm">
          <draw:text-box>
            <text:p text:style-name="P2"><text:span text:style-name="T6">C7</text:span></text:p>
          </draw:text-box>
        </draw:frame>
        <draw:connector draw:style-name="gr17" draw:text-style-name="P13" draw:layer="layout" draw:line-skew="0.744cm" svg:x1="19.102cm" svg:y1="24.782cm" svg:x2="18.627cm" svg:y2="19.458cm" draw:start-shape="id47" draw:start-glue-point="4" svg:d="M19102 24782v-2182h-475v-3142" svg:viewBox="0 0 476 5325">
          <text:p/>
        </draw:connector>
      </draw:page>
      <draw:page draw:name="page4" draw:style-name="dp1" draw:master-page-name="Default">
        <draw:custom-shape draw:style-name="gr20" draw:text-style-name="P17" draw:layer="layout" svg:width="15.486cm" svg:height="3.99cm" svg:x="2.222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5.495cm" svg:height="6.216cm" svg:x="2.213cm" svg:y="8.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5.402cm" svg:height="13.546cm" svg:x="2.213cm" svg:y="15.1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xml:id="id48" draw:id="id48" draw:layer="layout" svg:width="3.097cm" svg:height="2.826cm" svg:x="2.836cm" svg:y="25.216cm">
          <text:p text:style-name="P18"><text:span text:style-name="T9">redacted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49" draw:id="id49" draw:layer="layout" svg:width="3.097cm" svg:height="2.827cm" svg:x="8.273cm" svg:y="20.02cm">
          <text:p text:style-name="P18"><text:span text:style-name="T9">redacted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xml:id="id52" draw:id="id52" draw:layer="layout" svg:width="3.097cm" svg:height="2.826cm" svg:x="8.273cm" svg:y="16.124cm">
          <text:p text:style-name="P20"><text:span text:style-name="T9">redacted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xml:id="id50" draw:id="id50" draw:layer="layout" svg:width="3.097cm" svg:height="2.827cm" svg:x="2.836cm" svg:y="20.02cm">
          <text:p text:style-name="P18"><text:span text:style-name="T9">redacted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xml:id="id51" draw:id="id51" draw:layer="layout" svg:width="3.097cm" svg:height="2.827cm" svg:x="13.784cm" svg:y="20.02cm">
          <text:p text:style-name="P18"><text:span text:style-name="T9">redacted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3.097cm" svg:height="2.826cm" svg:x="8.217cm" svg:y="10.093cm">
          <text:p text:style-name="P22"><text:span text:style-name="T10">Cloud Router</text:span></text:p>
          <draw:enhanced-geometry svg:viewBox="0 0 21600 21600" draw:type="rectangle" draw:enhanced-path="M 0 0 L 21600 0 21600 21600 0 21600 0 0 Z N"/>
        </draw:custom-shape>
        <draw:custom-shape draw:style-name="gr28" draw:text-style-name="P25" xml:id="id54" draw:id="id54" draw:layer="layout" svg:width="3.097cm" svg:height="2.827cm" svg:x="8.273cm" svg:y="3.598cm">
          <text:p text:style-name="P24"><text:span text:style-name="T9">redacted</text:span></text:p>
          <draw:enhanced-geometry svg:viewBox="0 0 21600 21600" draw:type="rectangle" draw:enhanced-path="M 0 0 L 21600 0 21600 21600 0 21600 0 0 Z N"/>
        </draw:custom-shape>
        <draw:connector draw:style-name="gr29" draw:text-style-name="P26" draw:layer="layout" svg:x1="4.384cm" svg:y1="25.216cm" svg:x2="9.821cm" svg:y2="22.847cm" draw:start-shape="id48" draw:start-glue-point="0" draw:end-shape="id49" draw:end-glue-point="2" svg:d="M4384 25216v-1185h5437v-1184" svg:viewBox="0 0 5438 2370">
          <text:p/>
        </draw:connector>
        <draw:connector draw:style-name="gr30" draw:text-style-name="P26" draw:layer="layout" svg:x1="5.933cm" svg:y1="21.433cm" svg:x2="8.273cm" svg:y2="21.433cm" draw:start-shape="id50" draw:start-glue-point="1" draw:end-shape="id49" draw:end-glue-point="3" svg:d="M5933 21433h2340" svg:viewBox="0 0 2341 1">
          <text:p/>
        </draw:connector>
        <draw:connector draw:style-name="gr31" draw:text-style-name="P26" draw:layer="layout" svg:x1="13.784cm" svg:y1="21.433cm" svg:x2="11.37cm" svg:y2="21.433cm" draw:start-shape="id51" draw:start-glue-point="3" draw:end-shape="id49" draw:end-glue-point="1" svg:d="M13784 21433h-2414" svg:viewBox="0 0 2415 1">
          <text:p/>
        </draw:connector>
        <draw:connector draw:style-name="gr32" draw:text-style-name="P26" draw:layer="layout" svg:x1="9.821cm" svg:y1="18.95cm" svg:x2="9.821cm" svg:y2="20.02cm" draw:start-shape="id52" draw:start-glue-point="2" draw:end-shape="id49" draw:end-glue-point="0" svg:d="M9821 18950v1070" svg:viewBox="0 0 1 1071">
          <text:p/>
        </draw:connector>
        <draw:connector draw:style-name="gr33" draw:text-style-name="P26" draw:layer="layout" svg:x1="9.821cm" svg:y1="16.124cm" svg:x2="9.821cm" svg:y2="13.484cm" draw:start-shape="id52" draw:start-glue-point="0" draw:end-shape="id53" draw:end-glue-point="2" svg:d="M9821 16124v-2640" svg:viewBox="0 0 1 2641">
          <text:p/>
        </draw:connector>
        <draw:connector draw:style-name="gr34" draw:text-style-name="P26" draw:layer="layout" svg:x1="9.821cm" svg:y1="6.425cm" svg:x2="9.821cm" svg:y2="9.123cm" draw:start-shape="id54" draw:start-glue-point="2" draw:end-shape="id53" draw:end-glue-point="0" svg:d="M9821 6425v2698" svg:viewBox="0 0 1 2699">
          <text:p/>
        </draw:connector>
        <draw:custom-shape draw:style-name="gr35" draw:text-style-name="P19" xml:id="id55" draw:id="id55" draw:layer="layout" svg:width="3.097cm" svg:height="2.826cm" svg:x="6.454cm" svg:y="25.216cm">
          <text:p text:style-name="P18"><text:span text:style-name="T9">redacted</text:span></text:p>
          <draw:enhanced-geometry svg:viewBox="0 0 21600 21600" draw:type="rectangle" draw:enhanced-path="M 0 0 L 21600 0 21600 21600 0 21600 0 0 Z N"/>
        </draw:custom-shape>
        <draw:custom-shape draw:style-name="gr36" draw:text-style-name="P19" xml:id="id56" draw:id="id56" draw:layer="layout" svg:width="3.097cm" svg:height="2.826cm" svg:x="10.073cm" svg:y="25.216cm">
          <text:p text:style-name="P18"><text:span text:style-name="T9">redacted</text:span></text:p>
          <draw:enhanced-geometry svg:viewBox="0 0 21600 21600" draw:type="rectangle" draw:enhanced-path="M 0 0 L 21600 0 21600 21600 0 21600 0 0 Z N"/>
        </draw:custom-shape>
        <draw:custom-shape draw:style-name="gr37" draw:text-style-name="P19" xml:id="id57" draw:id="id57" draw:layer="layout" svg:width="3.097cm" svg:height="2.826cm" svg:x="13.691cm" svg:y="25.216cm">
          <text:p text:style-name="P18"><text:span text:style-name="T9">redacted</text:span></text:p>
          <draw:enhanced-geometry svg:viewBox="0 0 21600 21600" draw:type="rectangle" draw:enhanced-path="M 0 0 L 21600 0 21600 21600 0 21600 0 0 Z N"/>
        </draw:custom-shape>
        <draw:connector draw:style-name="gr29" draw:text-style-name="P26" draw:layer="layout" svg:x1="8.002cm" svg:y1="25.216cm" svg:x2="9.821cm" svg:y2="22.847cm" draw:start-shape="id55" draw:start-glue-point="0" draw:end-shape="id49" draw:end-glue-point="2" svg:d="M8002 25216v-1185h1819v-1184" svg:viewBox="0 0 1820 2370">
          <text:p/>
        </draw:connector>
        <draw:connector draw:style-name="gr29" draw:text-style-name="P26" draw:layer="layout" svg:x1="11.621cm" svg:y1="25.216cm" svg:x2="9.821cm" svg:y2="22.847cm" draw:start-shape="id56" draw:start-glue-point="0" draw:end-shape="id49" draw:end-glue-point="2" svg:d="M11621 25216v-1185h-1800v-1184" svg:viewBox="0 0 1801 2370">
          <text:p/>
        </draw:connector>
        <draw:connector draw:style-name="gr29" draw:text-style-name="P26" draw:layer="layout" svg:x1="15.239cm" svg:y1="25.216cm" svg:x2="9.821cm" svg:y2="22.847cm" draw:start-shape="id57" draw:start-glue-point="0" draw:end-shape="id49" draw:end-glue-point="2" svg:d="M15239 25216v-1185h-5418v-1184" svg:viewBox="0 0 5419 2370">
          <text:p/>
        </draw:connector>
        <draw:custom-shape draw:style-name="gr25" draw:text-style-name="P23" draw:layer="layout" svg:width="3.097cm" svg:height="2.826cm" svg:x="4.599cm" svg:y="10.093cm">
          <text:p text:style-name="P22"><text:span text:style-name="T10">Cloud Rou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3.097cm" svg:height="2.826cm" svg:x="11.928cm" svg:y="10.093cm">
          <text:p text:style-name="P22"><text:span text:style-name="T10">Cloud Router</text:span></text:p>
          <draw:enhanced-geometry svg:viewBox="0 0 21600 21600" draw:type="rectangle" draw:enhanced-path="M 0 0 L 21600 0 21600 21600 0 21600 0 0 Z N"/>
        </draw:custom-shape>
        <draw:frame draw:style-name="gr38" draw:text-style-name="P28" draw:layer="layout" svg:width="5.288cm" svg:height="0.763cm" svg:x="12.141cm" svg:y="15.403cm">
          <draw:text-box>
            <text:p text:style-name="P27"><text:span text:style-name="T9">redacted</text:span></text:p>
          </draw:text-box>
        </draw:frame>
        <draw:custom-shape draw:style-name="gr39" draw:text-style-name="P1" draw:layer="layout" svg:width="1.55cm" svg:height="1.549cm" svg:x="1.48cm" svg:y="15.60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0" draw:text-style-name="P29" draw:layer="layout" svg:width="2.311cm" svg:height="0.878cm" svg:x="1.1cm" svg:y="17.393cm">
          <draw:text-box>
            <text:p text:style-name="P2"><text:span text:style-name="T1">A</text:span><text:span text:style-name="T2">lice</text:span></text:p>
          </draw:text-box>
        </draw:frame>
        <draw:custom-shape draw:style-name="gr39" draw:text-style-name="P1" draw:layer="layout" svg:width="1.55cm" svg:height="1.549cm" svg:x="1.48cm" svg:y="8.47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0" draw:text-style-name="P29" draw:layer="layout" svg:width="2.311cm" svg:height="0.878cm" svg:x="1.1cm" svg:y="10.261cm">
          <draw:text-box>
            <text:p text:style-name="P2"><text:span text:style-name="T1">B</text:span><text:span text:style-name="T2">ob</text:span></text:p>
          </draw:text-box>
        </draw:frame>
        <draw:custom-shape draw:style-name="gr41" draw:text-style-name="P26" xml:id="id53" draw:id="id53" draw:layer="layout" svg:width="11.69cm" svg:height="4.361cm" svg:x="3.976cm" svg:y="9.123cm">
          <text:p/>
          <draw:enhanced-geometry svg:viewBox="0 0 21600 21600" draw:type="rectangle" draw:enhanced-path="M 0 0 L 21600 0 21600 21600 0 21600 0 0 Z N"/>
        </draw:custom-shape>
        <draw:frame draw:style-name="gr42" draw:text-style-name="P30" draw:layer="layout" svg:width="5.288cm" svg:height="0.763cm" svg:x="12.048cm" svg:y="8.167cm">
          <draw:text-box>
            <text:p text:style-name="P2"><text:span text:style-name="T11">Full Mesh Cluster</text:span></text:p>
          </draw:text-box>
        </draw:frame>
        <draw:custom-shape draw:style-name="gr43" draw:text-style-name="P1" draw:layer="layout" svg:width="1.549cm" svg:height="1.549cm" svg:x="1.489cm" svg:y="3.46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0" draw:text-style-name="P29" draw:layer="layout" svg:width="2.311cm" svg:height="0.878cm" svg:x="1.108cm" svg:y="5.158cm">
          <draw:text-box>
            <text:p text:style-name="P2"><text:span text:style-name="T1">C</text:span><text:span text:style-name="T2">arol</text:span></text:p>
          </draw:text-box>
        </draw:frame>
        <draw:frame draw:style-name="gr44" draw:text-style-name="P31" draw:layer="layout" svg:width="1.484cm" svg:height="0.78cm" svg:x="6.667cm" svg:y="3.464cm">
          <draw:text-box>
            <text:p><text:span text:style-name="T12">RC1</text:span></text:p>
          </draw:text-box>
        </draw:frame>
        <draw:frame draw:style-name="gr44" draw:text-style-name="P31" draw:layer="layout" svg:width="1.484cm" svg:height="0.78cm" svg:x="6.667cm" svg:y="3.464cm">
          <draw:text-box>
            <text:p><text:span text:style-name="T12">RC1</text:span></text:p>
          </draw:text-box>
        </draw:frame>
        <draw:frame draw:style-name="gr44" draw:text-style-name="P31" draw:layer="layout" svg:width="1.484cm" svg:height="0.78cm" svg:x="5.461cm" svg:y="9.309cm">
          <draw:text-box>
            <text:p><text:span text:style-name="T12">RB1</text:span></text:p>
          </draw:text-box>
        </draw:frame>
        <draw:frame draw:style-name="gr44" draw:text-style-name="P31" draw:layer="layout" svg:width="1.484cm" svg:height="0.78cm" svg:x="9.172cm" svg:y="9.309cm">
          <draw:text-box>
            <text:p><text:span text:style-name="T12">RB2</text:span></text:p>
          </draw:text-box>
        </draw:frame>
        <draw:frame draw:style-name="gr44" draw:text-style-name="P31" draw:layer="layout" svg:width="1.485cm" svg:height="0.78cm" svg:x="12.883cm" svg:y="9.309cm">
          <draw:text-box>
            <text:p><text:span text:style-name="T12">RB3</text:span></text:p>
          </draw:text-box>
        </draw:frame>
        <draw:frame draw:style-name="gr44" draw:text-style-name="P31" draw:layer="layout" svg:width="1.484cm" svg:height="0.78cm" svg:x="7.131cm" svg:y="19.348cm">
          <draw:text-box>
            <text:p><text:span text:style-name="T12">RA1</text:span></text:p>
          </draw:text-box>
        </draw:frame>
        <draw:frame draw:style-name="gr44" draw:text-style-name="P31" draw:layer="layout" svg:width="1.484cm" svg:height="0.78cm" svg:x="3.791cm" svg:y="19.348cm">
          <draw:text-box>
            <text:p><text:span text:style-name="T12">RA3</text:span></text:p>
          </draw:text-box>
        </draw:frame>
        <draw:frame draw:style-name="gr44" draw:text-style-name="P31" draw:layer="layout" svg:width="1.484cm" svg:height="0.78cm" svg:x="14.739cm" svg:y="19.348cm">
          <draw:text-box>
            <text:p><text:span text:style-name="T12">RA4</text:span></text:p>
          </draw:text-box>
        </draw:frame>
        <draw:frame draw:style-name="gr44" draw:text-style-name="P31" draw:layer="layout" svg:width="1.485cm" svg:height="0.78cm" svg:x="7.223cm" svg:y="15.358cm">
          <draw:text-box>
            <text:p><text:span text:style-name="T12">RA2</text:span></text:p>
          </draw:text-box>
        </draw:frame>
        <draw:frame draw:style-name="gr44" draw:text-style-name="P31" draw:layer="layout" svg:width="1.484cm" svg:height="0.78cm" svg:x="2.863cm" svg:y="24.543cm">
          <draw:text-box>
            <text:p><text:span text:style-name="T12">RA5</text:span></text:p>
          </draw:text-box>
        </draw:frame>
        <draw:frame draw:style-name="gr44" draw:text-style-name="P31" draw:layer="layout" svg:width="1.485cm" svg:height="0.78cm" svg:x="6.481cm" svg:y="24.543cm">
          <draw:text-box>
            <text:p><text:span text:style-name="T12">RA6</text:span></text:p>
          </draw:text-box>
        </draw:frame>
        <draw:frame draw:style-name="gr44" draw:text-style-name="P31" draw:layer="layout" svg:width="1.484cm" svg:height="0.78cm" svg:x="10.1cm" svg:y="24.543cm">
          <draw:text-box>
            <text:p><text:span text:style-name="T12">RA7</text:span></text:p>
          </draw:text-box>
        </draw:frame>
        <draw:frame draw:style-name="gr44" draw:text-style-name="P31" draw:layer="layout" svg:width="1.485cm" svg:height="0.78cm" svg:x="13.718cm" svg:y="24.543cm">
          <draw:text-box>
            <text:p><text:span text:style-name="T12">RA8</text:span></text:p>
          </draw:text-box>
        </draw:frame>
        <draw:frame draw:style-name="gr45" draw:text-style-name="P28" draw:layer="layout" svg:width="5.288cm" svg:height="0.763cm" svg:x="12.141cm" svg:y="3.25cm">
          <draw:text-box>
            <text:p text:style-name="P27"><text:span text:style-name="T9">redacted</text:span></text:p>
          </draw:text-box>
        </draw:frame>
        <draw:frame draw:style-name="gr46" draw:text-style-name="P33" draw:layer="layout" svg:width="9.219cm" svg:height="0.962cm" svg:x="0.981cm" svg:y="1.038cm">
          <draw:text-box>
            <text:p text:style-name="P32"><text:span text:style-name="T13">TP6</text:span><text:span text:style-name="T14">: </text:span><text:span text:style-name="T15">redact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5T10:16:59.912680561</meta:creation-date>
    <dc:date>2023-08-26T19:22:58.679724292</dc:date>
    <meta:editing-duration>PT1H50M2S</meta:editing-duration>
    <meta:editing-cycles>23</meta:editing-cycles>
    <meta:generator>LibreOffice/7.3.7.2$Linux_X86_64 LibreOffice_project/30$Build-2</meta:generator>
    <meta:document-statistic meta:object-count="220"/>
  </office:meta>
</office:document-meta>
</file>